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style>
    <style:style style:name="P3" style:family="paragraph" style:parent-style-name="Standard" style:list-style-name="L1">
      <style:text-properties style:font-name="Arial"/>
    </style:style>
    <style:style style:name="P4" style:family="paragraph" style:parent-style-name="Standard" style:list-style-name="L2">
      <style:text-properties style:font-name="Arial"/>
    </style:style>
    <style:style style:name="P5" style:family="paragraph" style:parent-style-name="Standard" style:list-style-name="L3">
      <style:text-properties style:font-name="Arial"/>
    </style:style>
    <style:style style:name="P6" style:family="paragraph" style:parent-style-name="Standard" style:list-style-name="L4">
      <style:text-properties style:font-name="Arial"/>
    </style:style>
    <style:style style:name="P7" style:family="paragraph" style:parent-style-name="Standard" style:list-style-name="L5">
      <style:text-properties style:font-name="Arial"/>
    </style:style>
    <style:style style:name="P8" style:family="paragraph" style:parent-style-name="Standard" style:list-style-name="L5">
      <style:text-properties style:font-name="Arial"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rcuito</text:p>
      <text:p text:style-name="P1">Rappresentato come una lista di macro segmenti. Essi possono essere curve o rettilinei. Ogni macro segmento e' diviso in piu' segmenti, ognuno con le seguenti caratteristiche:</text:p>
      <text:list xml:id="list577755585" text:style-name="L1">
        <text:list-item>
          <text:p text:style-name="P3">La lunghezza di un segmento corrisponde alla lunghezza di una vettura</text:p>
        </text:list-item>
        <text:list-item>
          <text:p text:style-name="P3">Puo' ospitare piu' macchine in parallelo, permettendo il sorpasso, oppure una sola in tratti in cui non e' possibile sorpassare</text:p>
        </text:list-item>
        <text:list-item>
          <text:p text:style-name="P3">Una velocita' massima, usata come riferimento per calcolare la velocita' attuale di un concorrente a seconda delle prestazioni della sua auto</text:p>
        </text:list-item>
        <text:list-item>
          <text:p text:style-name="P3">Un identificatore di punto di frenata. Un segmento marchiato con questo identificatore indica l'approssimarsi ad una curva e quindi la necessita' di rallentare. La velocita' massima indicata in un siffatto segmento indica la velocita' da raggiungere decelerando prima di entrare nel successivo macro segmento</text:p>
        </text:list-item>
        <text:list-item>
          <text:p text:style-name="P3">Un numero progressivo come identificatore unico del segmento</text:p>
        </text:list-item>
        <text:list-item>
          <text:p text:style-name="P3">Un puntatore al segmento successivo. I puntatori diventano due nel segmento particolare di ingresso ai box</text:p>
        </text:list-item>
      </text:list>
      <text:p text:style-name="P1"/>
      <text:p text:style-name="P1">Questa rappresentazione del circuito e' collocata nella macchina “Gara”.</text:p>
      <text:p text:style-name="P1">Per costruire un circuito, l'utente del sistema deve fornire i dati dei macro segmenti:</text:p>
      <text:list xml:id="list1048468563" text:style-name="L2">
        <text:list-item>
          <text:p text:style-name="P4">Lunghezza</text:p>
        </text:list-item>
        <text:list-item>
          <text:p text:style-name="P4">Corsie</text:p>
        </text:list-item>
        <text:list-item>
          <text:p text:style-name="P4">Velocita' massima</text:p>
        </text:list-item>
        <text:list-item>
          <text:p text:style-name="P4">Punto di frenata</text:p>
        </text:list-item>
        <text:list-item>
          <text:p text:style-name="P4">Macro segmento successivo</text:p>
        </text:list-item>
      </text:list>
      <text:p text:style-name="P1"/>
      <text:p text:style-name="P1">Il sistema provvedera' in seguito alla costruzione dei segmenti con le caratteristiche sopracitate.</text:p>
      <text:p text:style-name="P1"/>
      <text:p text:style-name="P1">Ai fini della simulazione, verra' costruita inoltre un'altra struttura, costituita da una lista di risorse protette, ognuna delle quali rappresentante un segmento. Questa lista verra' ospitata nella macchina “Circuito”.</text:p>
      <text:p text:style-name="P1"/>
      <text:p text:style-name="P1">Pilota</text:p>
      <text:p text:style-name="P1">Ogni pilota avra' caratteristiche personali, alcune delle quali lo caratterizzeranno, altre che influenzeranno la sua condotta di gara:</text:p>
      <text:list xml:id="list1055587116" text:style-name="L3">
        <text:list-item>
          <text:p text:style-name="P5">Nome</text:p>
        </text:list-item>
        <text:list-item>
          <text:p text:style-name="P5">Scuderia</text:p>
        </text:list-item>
        <text:list-item>
          <text:p text:style-name="P5">Numero</text:p>
        </text:list-item>
        <text:list-item>
          <text:p text:style-name="P5">Coefficiente di accelerazione [0..100]</text:p>
        </text:list-item>
        <text:list-item>
          <text:p text:style-name="P5">Coefficiente di frenata [0..100]</text:p>
        </text:list-item>
        <text:list-item>
          <text:p text:style-name="P5">Velocita' massima</text:p>
        </text:list-item>
        <text:list-item>
          <text:p text:style-name="P5">Strategia di gara (carburante imbarcato, numero di soste previste,...)</text:p>
        </text:list-item>
        <text:list-item>
          <text:p text:style-name="P5">Indice del segmento in cui si trova</text:p>
        </text:list-item>
      </text:list>
      <text:p text:style-name="P1"/>
      <text:p text:style-name="P1">Il coefficiente di accelerazione modifichera' la velocita' con cui un pilota raggiunge la velocita' massima del macro segmento ed inoltre modifichera' la velocita' massima effettivamente raggiungibile nel dato macro segmento.</text:p>
      <text:p text:style-name="P1"><text:soft-page-break/>Il coefficiente di frenata modifichera' il momento in cui il pilota effettuera' la decelerazione: a valori piu' alti del coefficiente corrispondera' una frenata sempre piu' ritardata.</text:p>
      <text:p text:style-name="P1"/>
      <text:p text:style-name="P1">Partenza della gara</text:p>
      <text:p text:style-name="P1">I piloti vengono disposti nello schieramento di partenza secondo l'ordine in cui appaiono nel file di configurazione “drivers.txt”. La procedura di startup, prima dell'inizio della gara, ottiene il lock sul primo segmento del circuito. Dopodichè vengono creati uno alla volta i vari piloti, secondo l'ordine di partenza descritto precedentemente. </text:p>
      <text:p text:style-name="P1">-Il primo pilota creato verrà assegnato all'ultimo segmento, corsia 1;</text:p>
      <text:p text:style-name="P1">-Il secondo pilota verrà assegnato all'ultimo segmento, corsia 2;</text:p>
      <text:p text:style-name="P1">-Il terzo pilota verrà assegnato al penultimo segmento, corsia1;</text:p>
      <text:p text:style-name="P1">-ecc.</text:p>
      <text:p text:style-name="P1">I piloti cercheranno di avanzare mettendosi in coda sul segmento successivo. La gara non parte in quanto nessun pilota riesce ad avanzare. Alla fine della creazione dei piloti, la procedura di startup toglie il lock sul primo segmento del circuito facendo partire la gara.</text:p>
      <text:p text:style-name="P1"/>
      <text:p text:style-name="P1">Norme di progetto</text:p>
      <text:list xml:id="list363981074" text:style-name="L4">
        <text:list-item>
          <text:p text:style-name="P6">I tipi globali utilizzati all'interno del progetto saranno inseriti nel file “race_types.ads”.</text:p>
        </text:list-item>
      </text:list>
      <text:list xml:id="list1162214322" text:style-name="L5">
        <text:list-item>
          <text:p text:style-name="P7">Per ogni package, i tipi utilizzati all'interno dello stesso saranno inseriti in un file “<text:span text:style-name="T1">NomePackage</text:span><text:span text:style-name="T2">_types.ads”. Ognuno di questi file conterra' nell'intestazione l'inclusione dei tipi globali.</text:span></text:p>
        </text:list-item>
        <text:list-item>
          <text:p text:style-name="P8">Ogni cartella all'interno della root di progetto rappresenta una partizione distribuita dello stesso</text:p>
        </text:list-item>
        <text:list-item>
          <text:p text:style-name="P8">Tutti i nomi di tipi creati dagli sviluppatori dovranno avere al termine il suffisso “_T”.</text:p>
        </text:list-item>
        <text:list-item>
          <text:p text:style-name="P8">Tutti i nomi di tipi riferimento creati dagli sviluppatori dovranno avere al termini il suffisso “_Ref_T”</text:p>
        </text:list-item>
        <text:list-item>
          <text:p text:style-name="P8">Tutti i riferimenti istanziati avranno come suffisso “_Re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Arial" svg:font-family="Arial"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1-07T17:10:56</meta:creation-date>
    <dc:date>2009-01-19T18:23:55</dc:date>
    <meta:editing-cycles>5</meta:editing-cycles>
    <meta:editing-duration>PT00H38M20S</meta:editing-duration>
    <dc:creator>Alberto Zatton</dc:creator>
    <meta:document-statistic meta:table-count="0" meta:image-count="0" meta:object-count="0" meta:page-count="2" meta:paragraph-count="43" meta:word-count="576" meta:character-count="3830"/>
    <meta:user-defined meta:name="Info 1"/>
    <meta:user-defined meta:name="Info 2"/>
    <meta:user-defined meta:name="Info 3"/>
    <meta:user-defined meta:name="Info 4"/>
  </office:meta>
</office:document-meta>
</file>